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39d3" officeooo:paragraph-rsid="001539d3"/>
    </style:style>
    <style:style style:name="P2" style:family="paragraph" style:parent-style-name="Standard">
      <style:text-properties fo:language="en" fo:country="US" officeooo:rsid="001539d3" officeooo:paragraph-rsid="001570b3"/>
    </style:style>
    <style:style style:name="P3" style:family="paragraph" style:parent-style-name="Standard">
      <style:text-properties fo:language="en" fo:country="US" officeooo:rsid="001570b3" officeooo:paragraph-rsid="001570b3"/>
    </style:style>
    <style:style style:name="P4" style:family="paragraph" style:parent-style-name="Standard">
      <style:text-properties fo:language="en" fo:country="US" officeooo:rsid="001570b3" officeooo:paragraph-rsid="0016a1f9"/>
    </style:style>
    <style:style style:name="P5" style:family="paragraph" style:parent-style-name="Standard">
      <style:text-properties fo:language="en" fo:country="US" officeooo:rsid="001570b3" officeooo:paragraph-rsid="00179264"/>
    </style:style>
    <style:style style:name="T1" style:family="text">
      <style:text-properties officeooo:rsid="001570b3"/>
    </style:style>
    <style:style style:name="T2" style:family="text">
      <style:text-properties officeooo:rsid="0016a1f9"/>
    </style:style>
    <style:style style:name="T3" style:family="text">
      <style:text-properties officeooo:rsid="00179264"/>
    </style:style>
    <style:style style:name="T4" style:family="text">
      <style:text-properties officeooo:rsid="00183f35"/>
    </style:style>
    <style:style style:name="T5" style:family="text">
      <style:text-properties fo:language="ru" fo:country="RU" officeooo:rsid="001b2eed"/>
    </style:style>
    <style:style style:name="T6" style:family="text">
      <style:text-properties officeooo:rsid="00199c39"/>
    </style:style>
    <style:style style:name="T7" style:family="text">
      <style:text-properties officeooo:rsid="0019df38"/>
    </style:style>
    <style:style style:name="T8" style:family="text">
      <style:text-properties officeooo:rsid="001b2e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formula_1</text:p>
      <text:p text:style-name="P1"/>
      <text:p text:style-name="P1">CREATE TABLE calendar(</text:p>
      <text:p text:style-name="P1"><text:tab/><text:span text:style-name="T4">gran_prix_</text:span>number integer PRIMARY KEY,</text:p>
      <text:p text:style-name="P1"><text:tab/>gran_prix_name text NOT NULL,</text:p>
      <text:p text:style-name="P1"><text:tab/><text:span text:style-name="T4">gran_prix_</text:span>date <text:span text:style-name="T8">integer </text:span>NOT NULL,</text:p>
      <text:p text:style-name="P1"><text:tab/><text:span text:style-name="T7">UNIQUE KEY gran_prix_</text:span>country text NOT NULL,</text:p>
      <text:p text:style-name="P1"><text:tab/>place text NOT NULL);</text:p>
      <text:p text:style-name="P1">CREATE TABLE racers(</text:p>
      <text:p text:style-name="P2"><text:tab/><text:span text:style-name="T1">surname text PRIMARY KEY,</text:span></text:p>
      <text:p text:style-name="P3"><text:tab/>racer_name text NOT NULL,</text:p>
      <text:p text:style-name="P1"><text:tab/><text:span text:style-name="T1">birth_date integer NOT NULL,</text:span></text:p>
      <text:p text:style-name="P1"><text:tab/><text:span text:style-name="T4">racer_country text NOT NULL,</text:span></text:p>
      <text:p text:style-name="P1"><text:tab/><text:span text:style-name="T4">racer_wins integer</text:span>);</text:p>
      <text:p text:style-name="P3">CREATE TABLE teams(</text:p>
      <text:p text:style-name="P3"><text:tab/><text:span text:style-name="T4">team_</text:span>name text PRIMARY KEY,</text:p>
      <text:p text:style-name="P3"><text:tab/>engine text NOT NULL,</text:p>
      <text:p text:style-name="P3"><text:tab/>racer_1_<text:span text:style-name="T2">name</text:span> text NOT NULL,</text:p>
      <text:p text:style-name="P4"><text:tab/>racer_1_<text:span text:style-name="T2">surname</text:span> text NOT NULL,</text:p>
      <text:p text:style-name="P4"><text:tab/>racer_<text:span text:style-name="T2">2</text:span>_<text:span text:style-name="T2">name</text:span> text NOT NULL,</text:p>
      <text:p text:style-name="P3"><text:tab/>racer_2_<text:span text:style-name="T2">surname</text:span> text NOT NULL,</text:p>
      <text:p text:style-name="P3"><text:tab/>racers_1_number integer NOT NULL,</text:p>
      <text:p text:style-name="P3"><text:tab/>racers_2_number integer NOT NULL</text:p>
      <text:p text:style-name="P3"><text:tab/>reserved_racer_<text:span text:style-name="T3">name</text:span> text NOT NULL,</text:p>
      <text:p text:style-name="P5"><text:tab/><text:span text:style-name="T3">reserved_racer_surname text NOT NULL,</text:span></text:p>
      <text:p text:style-name="P5"><text:tab/><text:span text:style-name="T6">team_</text:span>country text NOT NULL);</text:p>
      <text:p text:style-name="P3">CREATE TABLE results(</text:p>
      <text:p text:style-name="P3"><text:tab/>surname text NOT NULL,</text:p>
      <text:p text:style-name="P4"><text:tab/><text:span text:style-name="T2">gran_prix_name text </text:span>NOT NULL<text:span text:style-name="T2">,</text:span></text:p>
      <text:p text:style-name="P4"><text:tab/><text:span text:style-name="T4">racer_points integer,</text:span></text:p>
      <text:p text:style-name="P4"><text:tab/><text:span text:style-name="T2">time text NOT NULL,</text:span></text:p>
      <text:p text:style-name="P4"><text:span text:style-name="T2"><text:tab/>leading_laps integer)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0:03:47.111000000</meta:creation-date>
    <dc:date>2015-10-21T00:52:27.199000000</dc:date>
    <meta:editing-duration>PT33M56S</meta:editing-duration>
    <meta:editing-cycles>5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31" meta:word-count="115" meta:character-count="860" meta:non-whitespace-character-count="750"/>
  </office:meta>
</office:document-meta>
</file>